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5T11:03:07.71">
            <text:p>0725 <text:s/>110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5T11:03:07.71">
            <text:p>0725 <text:s/>1103</text:p>
          </table:table-cell>
          <table:table-cell table:style-name="ce8" table:formula="of:=NOW()" office:value-type="date" office:date-value="2022-07-25T11:03:07.71">
            <text:p>0725 <text:s/>110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5T11:03:07.71">
            <text:p>0725 <text:s/>110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5T11:03:07.71">
            <text:p>0725 <text:s/>1103</text:p>
          </table:table-cell>
          <table:table-cell table:style-name="ce8" table:formula="of:=NOW()" office:value-type="date" office:date-value="2022-07-25T11:03:07.71">
            <text:p>0725 <text:s/>110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5T11:03:08.08">
            <text:p>2022/7/25 11:03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5">2022/07/25</text:date>, <text:time>11:0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5T11:03:07.32</dc:date>
    <dc:creator>iwabuchi ken</dc:creator>
    <meta:editing-duration>P18DT20H23M18S</meta:editing-duration>
    <meta:editing-cycles>2611</meta:editing-cycles>
    <meta:generator>OpenOffice/4.1.3$Win32 OpenOffice.org_project/413m1$Build-9783</meta:generator>
    <meta:document-statistic meta:table-count="2" meta:cell-count="916" meta:object-count="0"/>
  </office:meta>
</office:document-meta>
</file>